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2.5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6.81mm"/>
    </style:style>
    <style:style style:name="co4" style:family="table-column">
      <style:table-column-properties fo:break-before="auto" style:column-width="45.8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in(z)=0.4x+0.2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/>
          <table:table-cell table:formula="of:=0.4*[.C2]+0.2*[.D2]" office:value-type="float" office:value="17.9999998772241" calcext:value-type="float">
            <text:p>17.9999998772241</text:p>
          </table:table-cell>
          <table:table-cell office:value-type="float" office:value="39.999999786076" calcext:value-type="float">
            <text:p>39.999999786076</text:p>
          </table:table-cell>
          <table:table-cell office:value-type="float" office:value="9.99999981396839" calcext:value-type="float">
            <text:p>9.99999981396839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table:formula="of:=[.C2]-[.D2]" office:value-type="float" office:value="29.9999999721076" calcext:value-type="float">
            <text:p>29.999999972107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table:formula="of:=[.C2]-[.D2]" office:value-type="float" office:value="29.9999999721076" calcext:value-type="float">
            <text:p>29.9999999721076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r3</text:p>
          </table:table-cell>
          <table:table-cell table:formula="of:=[.C2]-[.D2]" office:value-type="float" office:value="29.9999999721076" calcext:value-type="float">
            <text:p>29.999999972107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r4</text:p>
          </table:table-cell>
          <table:table-cell table:formula="of:=[.D2]" office:value-type="float" office:value="9.99999981396839" calcext:value-type="float">
            <text:p>9.9999998139683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r5</text:p>
          </table:table-cell>
          <table:table-cell table:formula="of:=[.D2]" office:value-type="float" office:value="9.99999981396839" calcext:value-type="float">
            <text:p>9.99999981396839</text:p>
          </table:table-cell>
          <table:table-cell office:value-type="float" office:value="30" calcext:value-type="float">
            <text:p>3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s" fo:country="MX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6">00/00/0000</text:date>, <text:time style:data-style-name="N2" text:time-value="13:59:38.6543976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5T12:44:11.621362592</meta:creation-date>
    <dc:date>2019-03-06T14:00:42.224836396</dc:date>
    <meta:editing-duration>PT32M26S</meta:editing-duration>
    <meta:editing-cycles>6</meta:editing-cycles>
    <meta:generator>LibreOffice/6.2.0.3$Linux_X86_64 LibreOffice_project/20$Build-3</meta:generator>
    <meta:document-statistic meta:table-count="1" meta:cell-count="22" meta:object-count="0"/>
  </office:meta>
</office:document-meta>
</file>